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CC00001FF800002C19FFAE0CEFFF3FB255.svm" manifest:media-type="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gr10" style:family="graphic" style:parent-style-name="objectwithoutfill">
      <style:graphic-properties svg:stroke-width="0.08cm" svg:stroke-color="#ff950e" draw:marker-start="Rounded_20_short_20_Arrow" draw:marker-start-width="0.43cm" draw:marker-end="Rounded_20_short_20_Arrow" draw:marker-end-width="0.43cm" draw:fill="none" draw:textarea-horizontal-align="center" draw:textarea-vertical-align="middle" fo:padding-top="0.165cm" fo:padding-bottom="0.165cm" fo:padding-left="0.29cm" fo:padding-right="0.29cm" draw:shadow="visible" draw:shadow-offset-x="0.05cm" draw:shadow-offset-y="0.05cm" draw:shadow-color="#333333"/>
    </style:style>
    <style:style style:name="gr11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draw:stroke="none" draw:fill-color="#c5000b" draw:textarea-horizontal-align="justify" draw:textarea-vertical-align="middle" draw:auto-grow-height="false" fo:min-height="1.004cm" fo:min-width="2.667cm" fo:wrap-option="wrap"/>
    </style:style>
    <style:style style:name="P1" style:family="paragraph">
      <style:paragraph-properties fo:text-align="center"/>
      <style:text-properties style:use-window-font-color="true" style:font-name="Source Code Pro Semibold"/>
    </style:style>
    <style:style style:name="P2" style:family="paragraph">
      <loext:graphic-properties draw:fill="none" draw:fill-color="#579d1c" draw:opacity="70%"/>
      <style:paragraph-properties fo:text-align="center"/>
      <style:text-properties style:use-window-font-color="true" style:font-name="Source Code Pro Semibold" fo:font-size="14pt" fo:text-shadow="none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6e6e6"/>
      <style:paragraph-properties fo:text-align="center"/>
      <style:text-properties style:use-window-font-color="true" style:font-name="Source Code Pro Semibold"/>
    </style:style>
    <style:style style:name="P4" style:family="paragraph">
      <loext:graphic-properties draw:fill="solid" draw:fill-color="#b2b2b2"/>
      <style:paragraph-properties fo:text-align="center"/>
      <style:text-properties style:use-window-font-color="true" style:font-name="Source Code Pro Semibold"/>
    </style:style>
    <style:style style:name="P5" style:family="paragraph">
      <loext:graphic-properties draw:fill="none"/>
      <style:paragraph-properties fo:text-align="center"/>
      <style:text-properties style:use-window-font-color="true" style:font-name="Source Code Pro Semibold"/>
    </style:style>
    <style:style style:name="P6" style:family="paragraph">
      <loext:graphic-properties draw:fill-color="#004586"/>
      <style:paragraph-properties fo:text-align="center"/>
      <style:text-properties style:use-window-font-color="true" style:font-name="Source Code Pro Semibold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 draw:fill-color="#ff950e"/>
      <style:paragraph-properties fo:text-align="center"/>
      <style:text-properties style:use-window-font-color="true" style:font-name="Source Code Pro Semibold" fo:font-size="16pt" fo:text-shadow="none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420e"/>
      <style:paragraph-properties fo:text-align="center"/>
      <style:text-properties style:use-window-font-color="true" style:font-name="Source Code Pro Semibold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ff420e"/>
      <style:paragraph-properties fo:text-align="center"/>
      <style:text-properties style:use-window-font-color="true" style:font-name="Source Code Pro Semibold" fo:font-size="16pt" fo:text-shadow="none" style:text-underline-style="none" fo:font-weight="bold" style:font-size-asian="16pt" style:font-weight-asian="bold" style:font-size-complex="16pt" style:font-weight-complex="bold"/>
    </style:style>
    <style:style style:name="P10" style:family="paragraph">
      <loext:graphic-properties draw:fill-color="#c5000b"/>
      <style:paragraph-properties fo:text-align="center"/>
      <style:text-properties style:use-window-font-color="true" style:font-name="Source Code Pro Semibold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-color="#ff420e"/>
      <style:paragraph-properties fo:text-align="center"/>
      <style:text-properties style:use-window-font-color="true" style:font-name="Source Code Pro Semibold" fo:font-size="16pt" fo:text-shadow="none" fo:font-weight="bold" style:font-size-asian="16pt" style:font-weight-asian="bold" style:font-size-complex="16pt" style:font-weight-complex="bold"/>
    </style:style>
    <style:style style:name="P12" style:family="paragraph">
      <loext:graphic-properties draw:fill-color="#c5000b"/>
      <style:paragraph-properties fo:text-align="center"/>
      <style:text-properties style:use-window-font-color="true" style:font-name="Source Code Pro Semibold" fo:font-size="14pt" fo:font-style="normal" style:font-size-asian="14pt" style:font-style-asian="normal" style:font-size-complex="14pt" style:font-style-complex="normal"/>
    </style:style>
    <style:style style:name="P13" style:family="paragraph">
      <loext:graphic-properties draw:fill-color="#c5000b"/>
      <style:paragraph-properties fo:text-align="center"/>
      <style:text-properties style:use-window-font-color="true" style:font-name="Source Code Pro Semibold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text-shadow="none" fo:font-weight="bold" style:font-size-asian="16pt" style:font-weight-asian="bold" style:font-size-complex="16pt" style:font-weight-complex="bold"/>
    </style:style>
    <style:style style:name="T4" style:family="text">
      <style:text-properties fo:font-size="16pt" fo:text-shadow="none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025cm" svg:height="8.5cm" svg:x="2.55cm" svg:y="4.3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" draw:text-style-name="P3" draw:layer="layout" svg:width="3.606cm" svg:height="2.68cm" svg:x="7.468cm" svg:y="7.5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4" draw:layer="layout" svg:width="0.151cm" svg:height="0.242cm" svg:x="10.796cm" svg:y="9.502cm" svg:viewBox="0 0 152 243" svg:d="M70 0c42 84 68 160 82 228l-38 7-38 8c-12-62-37-131-76-209l35-17z">
            <text:p/>
          </draw:path>
          <draw:path draw:style-name="gr3" draw:text-style-name="P4" draw:layer="layout" svg:width="0.132cm" svg:height="0.238cm" svg:x="10.825cm" svg:y="9.818cm" svg:viewBox="0 0 133 239" svg:d="M133 0v15c0 45-6 85-18 122-13 38-30 72-53 102l-31-23-31-23c18-24 32-50 41-79 10-30 15-63 15-99v-12l38-2z">
            <text:p/>
          </draw:path>
          <draw:path draw:style-name="gr3" draw:text-style-name="P4" draw:layer="layout" svg:width="0.241cm" svg:height="0.173cm" svg:x="10.587cm" svg:y="10.061cm" svg:viewBox="0 0 242 174" svg:d="M242 58c-29 26-63 49-100 68s-76 35-118 48l-12-37-12-37c38-11 73-26 106-43 32-16 60-35 86-57l25 29z">
            <text:p/>
          </draw:path>
          <draw:path draw:style-name="gr3" draw:text-style-name="P4" draw:layer="layout" svg:width="0.241cm" svg:height="0.107cm" svg:x="10.292cm" svg:y="10.181cm" svg:viewBox="0 0 242 108" svg:d="M242 75c-76 18-156 28-237 33l-2-38-3-39c76-5 153-14 225-31l8 37z">
            <text:p/>
          </draw:path>
          <draw:path draw:style-name="gr3" draw:text-style-name="P4" draw:layer="layout" svg:width="0.236cm" svg:height="0.084cm" svg:x="9.98cm" svg:y="10.208cm" svg:viewBox="0 0 237 85" svg:d="M237 85h-47c-66 0-131-3-190-8l4-38 3-39c57 5 119 8 183 8 15 0 30 0 46-1l1 39z">
            <text:p/>
          </draw:path>
          <draw:path draw:style-name="gr3" draw:text-style-name="P4" draw:layer="layout" svg:width="0.229cm" svg:height="0.185cm" svg:x="9.681cm" svg:y="10.186cm" svg:viewBox="0 0 230 186" svg:d="M220 130c-28-3-53-7-76-11-35 25-71 48-106 67l-19-33-19-34c38-21 76-45 113-72l3-3c5-5 13-5 20-5 2 0 4 0 7 1 25 5 55 9 87 13l-5 38zM139 38c5 1 10 2 15 3 5-3 9-7 14-10l-22-31z">
            <text:p/>
          </draw:path>
          <draw:path draw:style-name="gr3" draw:text-style-name="P4" draw:layer="layout" svg:width="0.242cm" svg:height="0.143cm" svg:x="9.403cm" svg:y="10.3cm" svg:viewBox="0 0 243 144" svg:d="M243 70c-77 36-154 60-229 74l-7-38-7-38c69-13 140-35 211-68l16 35z">
            <text:p/>
          </draw:path>
          <draw:path draw:style-name="gr3" draw:text-style-name="P4" draw:layer="layout" svg:width="0.242cm" svg:height="0.098cm" svg:x="9.095cm" svg:y="10.357cm" svg:viewBox="0 0 243 99" svg:d="M243 97c-20 1-39 2-59 2-64 0-126-8-184-25l10-37 11-37c51 14 106 22 163 22 18 0 35-1 53-2l3 38z">
            <text:p/>
          </draw:path>
          <draw:path draw:style-name="gr3" draw:text-style-name="P4" draw:layer="layout" svg:width="0.23cm" svg:height="0.195cm" svg:x="8.817cm" svg:y="10.208cm" svg:viewBox="0 0 231 196" svg:d="M200 196c-76-33-144-82-200-144l29-26 29-26c48 54 107 96 173 125l-15 35z">
            <text:p/>
          </draw:path>
          <draw:path draw:style-name="gr3" draw:text-style-name="P4" draw:layer="layout" svg:width="0.242cm" svg:height="0.162cm" svg:x="8.578cm" svg:y="10.156cm" svg:viewBox="0 0 243 163" svg:d="M243 60c-31 24-65 45-103 62s-79 31-121 41l-10-37-9-38c38-9 74-21 107-36s62-32 88-52l24 30z">
            <text:p/>
          </draw:path>
          <draw:path draw:style-name="gr3" draw:text-style-name="P4" draw:layer="layout" svg:width="0.242cm" svg:height="0.084cm" svg:x="8.274cm" svg:y="10.258cm" svg:viewBox="0 0 243 85" svg:d="M243 76c-41 6-82 9-124 9-39 0-79-3-119-8l5-38 5-38c36 4 73 7 109 7 38 0 76-3 113-8l5 38z">
            <text:p/>
          </draw:path>
          <draw:path draw:style-name="gr3" draw:text-style-name="P4" draw:layer="layout" svg:width="0.243cm" svg:height="0.151cm" svg:x="7.967cm" svg:y="10.17cm" svg:viewBox="0 0 244 152" svg:d="M228 152c-80-17-158-46-228-85l19-34 19-33c63 35 134 61 206 76l-8 38z">
            <text:p/>
          </draw:path>
          <draw:path draw:style-name="gr3" draw:text-style-name="P4" draw:layer="layout" svg:width="0.21cm" svg:height="0.221cm" svg:x="7.733cm" svg:y="9.971cm" svg:viewBox="0 0 211 222" svg:d="M165 222c-66-49-123-110-165-183l34-19 33-20c37 64 86 117 144 159l-23 31z">
            <text:p/>
          </draw:path>
          <draw:path draw:style-name="gr3" draw:text-style-name="P4" draw:layer="layout" svg:width="0.113cm" svg:height="0.239cm" svg:x="7.656cm" svg:y="9.696cm" svg:viewBox="0 0 114 240" svg:d="M42 240c-27-68-42-146-42-232v-8h39l39 1v7c0 76 12 144 36 204l-36 14z">
            <text:p/>
          </draw:path>
          <draw:path draw:style-name="gr3" draw:text-style-name="P4" draw:layer="layout" svg:width="0.243cm" svg:height="0.196cm" svg:x="7.496cm" svg:y="9.445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3" draw:text-style-name="P4" draw:layer="layout" svg:width="0.17cm" svg:height="0.24cm" svg:x="7.337cm" svg:y="9.192cm" svg:viewBox="0 0 171 241" svg:d="M108 241c-46-65-83-139-108-218l36-12 37-11c23 71 56 137 98 196l-32 22z">
            <text:p/>
          </draw:path>
          <draw:path draw:style-name="gr3" draw:text-style-name="P4" draw:layer="layout" svg:width="0.09cm" svg:height="0.243cm" svg:x="7.3cm" svg:y="8.893cm" svg:viewBox="0 0 91 244" svg:d="M16 244c-11-49-16-100-16-151 0-31 2-62 6-93l38 5 39 6c-4 27-6 55-6 82 0 46 5 91 14 136l-37 7z">
            <text:p/>
          </draw:path>
          <draw:path draw:style-name="gr3" draw:text-style-name="P4" draw:layer="layout" svg:width="0.168cm" svg:height="0.24cm" svg:x="7.322cm" svg:y="8.592cm" svg:viewBox="0 0 169 241" svg:d="M0 221c21-77 55-152 107-221l31 24 31 23c-46 61-76 126-94 194l-38-10z">
            <text:p/>
          </draw:path>
          <draw:path draw:style-name="gr3" draw:text-style-name="P4" draw:layer="layout" svg:width="0.229cm" svg:height="0.197cm" svg:x="7.482cm" svg:y="8.386cm" svg:viewBox="0 0 230 198" svg:d="M0 145c51-54 115-103 192-145l19 33 19 34c-70 39-128 83-174 131l-28-26z">
            <text:p/>
          </draw:path>
          <draw:path draw:style-name="gr3" draw:text-style-name="P4" draw:layer="layout" svg:width="0.12cm" svg:height="0.248cm" svg:x="7.707cm" svg:y="8.17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3" draw:text-style-name="P4" draw:layer="layout" svg:width="0.172cm" svg:height="0.234cm" svg:x="7.715cm" svg:y="7.866cm" svg:viewBox="0 0 173 235" svg:d="M0 221c8-44 23-84 43-121s45-70 75-100l27 27 28 27c-25 25-46 53-62 83-17 30-29 63-35 98l-38-7z">
            <text:p/>
          </draw:path>
          <draw:path draw:style-name="gr3" draw:text-style-name="P4" draw:layer="layout" svg:width="0.241cm" svg:height="0.164cm" svg:x="7.896cm" svg:y="7.708cm" svg:viewBox="0 0 242 165" svg:d="M0 103c64-47 140-82 223-103l9 37 10 37c-73 19-140 50-196 91l-23-31z">
            <text:p/>
          </draw:path>
          <draw:path draw:style-name="gr3" draw:text-style-name="P4" draw:layer="layout" svg:width="0.243cm" svg:height="0.086cm" svg:x="8.198cm" svg:y="7.683cm" svg:viewBox="0 0 244 87" svg:d="M0 9c38-6 77-9 115-9 43 0 86 4 129 11l-6 38-7 38c-38-6-77-9-116-9-35 0-69 2-103 7l-6-38z">
            <text:p/>
          </draw:path>
          <draw:path draw:style-name="gr3" draw:text-style-name="P4" draw:layer="layout" svg:width="0.252cm" svg:height="0.206cm" svg:x="8.501cm" svg:y="7.711cm" svg:viewBox="0 0 253 207" svg:d="M21 0c76 21 150 55 216 102l-19 26 35 12c-1 2-1 4-2 5-1 3-2 5-3 8-23 69-8 10-14 14s-13 5-20 5-13-2-19-5c-1-1-2-1-3-2-59-42-124-71-192-90l10-38zM192 207l4-5-2-1-36-12c-1 2-2 4-2 6z">
            <text:p/>
          </draw:path>
          <draw:path draw:style-name="gr3" draw:text-style-name="P4" draw:layer="layout" svg:width="0.202cm" svg:height="0.224cm" svg:x="8.714cm" svg:y="7.558cm" svg:viewBox="0 0 203 225" svg:d="M0 190c19-38 42-73 69-105 26-32 55-60 87-85l23 31 24 30c-27 22-52 46-75 73-22 28-43 58-59 91l-35-17z">
            <text:p/>
          </draw:path>
          <draw:path draw:style-name="gr3" draw:text-style-name="P4" draw:layer="layout" svg:width="0.243cm" svg:height="0.145cm" svg:x="8.938cm" svg:y="7.433cm" svg:viewBox="0 0 244 146" svg:d="M0 79c71-41 150-67 232-79l6 38 6 38c-73 11-143 34-205 70l-19-34z">
            <text:p/>
          </draw:path>
          <draw:path draw:style-name="gr3" draw:text-style-name="P4" draw:layer="layout" svg:width="0.24cm" svg:height="0.106cm" svg:x="9.252cm" svg:y="7.425cm" svg:viewBox="0 0 241 107" svg:d="M0 0h23c73 0 147 11 218 33l-11 37-11 37c-64-20-130-30-196-30-7 0-14 0-21 1l-1-39z">
            <text:p/>
          </draw:path>
          <draw:path draw:style-name="gr3" draw:text-style-name="P4" draw:layer="layout" svg:width="0.234cm" svg:height="0.189cm" svg:x="9.538cm" svg:y="7.486cm" svg:viewBox="0 0 235 190" svg:d="M31 0c74 32 144 77 204 134l-26 28-27 28c-53-51-115-91-182-119l16-36z">
            <text:p/>
          </draw:path>
          <draw:path draw:style-name="gr3" draw:text-style-name="P4" draw:layer="layout" svg:width="0.17cm" svg:height="0.257cm" svg:x="9.77cm" svg:y="7.68cm" svg:viewBox="0 0 171 258" svg:d="M59 0c46 56 85 121 112 195l-18 6 18 32c-6 3-11 6-17 9s-12 5-19 5-13-2-19-5-11-8-15-14c-1-2-1-4-2-6-25-66-59-123-99-173l29-24zM75 258l18-7-1-2-18-34c-6 3-12 6-18 10z">
            <text:p/>
          </draw:path>
          <draw:path draw:style-name="gr3" draw:text-style-name="P4" draw:layer="layout" svg:width="0.241cm" svg:height="0.115cm" svg:x="9.98cm" svg:y="7.767cm" svg:viewBox="0 0 242 116" svg:d="M0 44c75-28 157-42 240-44l1 39 1 38c-75 2-148 14-216 39l-13-36z">
            <text:p/>
          </draw:path>
          <draw:path draw:style-name="gr3" draw:text-style-name="P4" draw:layer="layout" svg:width="0.242cm" svg:height="0.117cm" svg:x="10.295cm" svg:y="7.769cm" svg:viewBox="0 0 243 118" svg:d="M5 0c81 5 161 21 238 45l-12 36-11 37c-71-22-145-36-220-41l3-39z">
            <text:p/>
          </draw:path>
          <draw:path draw:style-name="gr3" draw:text-style-name="P4" draw:layer="layout" svg:width="0.24cm" svg:height="0.179cm" svg:x="10.585cm" svg:y="7.841cm" svg:viewBox="0 0 241 180" svg:d="M28 0c79 31 151 71 213 118l-24 31-23 31c-56-43-123-80-194-109l14-36z">
            <text:p/>
          </draw:path>
          <draw:path draw:style-name="gr3" draw:text-style-name="P4" draw:layer="layout" svg:width="0.186cm" svg:height="0.232cm" svg:x="10.833cm" svg:y="8.011cm" svg:viewBox="0 0 187 233" svg:d="M54 0c33 32 61 66 83 101 23 36 40 74 50 113l-37 9-38 10c-8-31-22-62-40-91-19-30-43-59-72-86l27-28z">
            <text:p/>
          </draw:path>
          <draw:path draw:style-name="gr3" draw:text-style-name="P4" draw:layer="layout" svg:width="0.154cm" svg:height="0.233cm" svg:x="10.875cm" svg:y="8.309cm" svg:viewBox="0 0 155 234" svg:d="M155 1c-1 39-9 79-25 118-15 38-39 77-71 115l-30-25-29-25c26-31 46-63 59-94 12-30 18-60 19-90l38 1z">
            <text:p/>
          </draw:path>
          <draw:path draw:style-name="gr3" draw:text-style-name="P4" draw:layer="layout" svg:width="0.212cm" svg:height="0.22cm" svg:x="10.886cm" svg:y="8.536cm" svg:viewBox="0 0 213 221" svg:d="M42 0c31 20 62 46 91 77 28 30 55 64 80 102l-33 21-32 21c-22-34-46-65-71-91s-51-48-77-65l21-33z">
            <text:p/>
          </draw:path>
          <draw:path draw:style-name="gr3" draw:text-style-name="P4" draw:layer="layout" svg:width="0.141cm" svg:height="0.242cm" svg:x="11.071cm" svg:y="8.786cm" svg:viewBox="0 0 142 243" svg:d="M69 0c36 72 63 152 73 233l-38 5-38 5c-10-72-34-143-66-208l34-17z">
            <text:p/>
          </draw:path>
          <draw:path draw:style-name="gr3" draw:text-style-name="P4" draw:layer="layout" svg:width="0.134cm" svg:height="0.24cm" svg:x="11.083cm" svg:y="9.1cm" svg:viewBox="0 0 135 241" svg:d="M135 1c-1 42-7 83-18 123-11 41-28 80-52 117l-33-21-32-21c19-30 33-63 43-96 9-33 14-68 15-103l38 1z">
            <text:p/>
          </draw:path>
          <draw:path draw:style-name="gr3" draw:text-style-name="P4" draw:layer="layout" svg:width="0.234cm" svg:height="0.185cm" svg:x="10.861cm" svg:y="9.353cm" svg:viewBox="0 0 235 186" svg:d="M235 54c-26 26-56 51-90 73s-73 42-117 59l-14-36-14-36c38-15 73-32 103-52 29-19 54-39 76-62l28 27z">
            <text:p/>
          </draw:path>
        </draw:g>
        <draw:frame draw:style-name="gr4" draw:text-style-name="P5" draw:layer="layout" svg:width="2.65cm" svg:height="2cm" svg:x="3.025cm" svg:y="2.05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5" draw:layer="layout" svg:width="1.81cm" svg:height="2.5cm" svg:x="13.175cm" svg:y="1.55cm">
          <draw:image xlink:href="Pictures/200000CC00001FF800002C19FFAE0CEFFF3FB255.svm" xlink:type="simple" xlink:show="embed" xlink:actuate="onLoad">
            <text:p/>
          </draw:image>
        </draw:frame>
        <draw:custom-shape draw:style-name="gr5" draw:text-style-name="P6" draw:layer="layout" svg:width="3.125cm" svg:height="0.875cm" svg:x="3.05cm" svg:y="5.175cm">
          <text:p text:style-name="P1"><text:span text:style-name="T2">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25cm" svg:height="0.875cm" svg:x="3.051cm" svg:y="6.176cm">
          <text:p text:style-name="P1"><text:span text:style-name="T3">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025cm" svg:height="8.5cm" svg:x="12.05cm" svg:y="4.3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125cm" svg:height="0.875cm" svg:x="12.55cm" svg:y="5.175cm">
          <text:p text:style-name="P1"><text:span text:style-name="T2">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125cm" svg:height="0.875cm" svg:x="12.55cm" svg:y="10.7cm">
          <text:p text:style-name="P1"><text:span text:style-name="T2">s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2.551cm" svg:y="6.176cm">
          <text:p text:style-name="P1"><text:span text:style-name="T2">bi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2.552cm" svg:y="7.177cm">
          <text:p text:style-name="P1"><text:span text:style-name="T2">list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125cm" svg:height="0.875cm" svg:x="12.55cm" svg:y="9.175cm">
          <text:p text:style-name="P1"><text:span text:style-name="T2">rec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12.55cm" svg:y="11.7cm">
          <text:p text:style-name="P1"><text:span text:style-name="T2">cl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125cm" svg:height="0.875cm" svg:x="3.051cm" svg:y="10.701cm">
          <text:p text:style-name="P1"><text:span text:style-name="T4">rec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25cm" svg:height="0.875cm" svg:x="3.051cm" svg:y="11.701cm">
          <text:p text:style-name="P1"><text:span text:style-name="T2">cl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6.3cm" svg:y1="7.675cm" svg:x2="12.425cm" svg:y2="9.55cm">
          <text:p/>
        </draw:line>
        <draw:line draw:style-name="gr8" draw:text-style-name="P5" draw:layer="layout" svg:x1="12.3cm" svg:y1="11.2cm" svg:x2="6.3cm" svg:y2="11.2cm">
          <text:p/>
        </draw:line>
        <draw:custom-shape draw:style-name="gr9" draw:text-style-name="P10" draw:layer="layout" svg:width="2.5cm" svg:height="0.625cm" svg:x="7.675cm" svg:y="8.95cm">
          <text:p text:style-name="P1"><text:span text:style-name="T5">requête</text:span></text:p>
          <draw:enhanced-geometry svg:viewBox="0 0 21600 21600" draw:mirror-horizontal="false" draw:mirror-vertical="false" draw:text-areas="800 800 20800 20800" draw:type="round-rectangular-callout" draw:modifiers="6727.86885245902 -20426.83706070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2.5cm" svg:height="0.625cm" svg:x="8.175cm" svg:y="11.575cm">
          <text:p text:style-name="P1"><text:span text:style-name="T5">réponse</text:span></text:p>
          <draw:enhanced-geometry svg:viewBox="0 0 21600 21600" draw:mirror-horizontal="false" draw:mirror-vertical="false" draw:text-areas="800 800 20800 20800" draw:type="round-rectangular-callout" draw:modifiers="5415.11395441823 -12525.2396166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3cm" svg:height="0.625cm" svg:x="15.5cm" svg:y="10.05cm">
          <text:p text:style-name="P1"><text:span text:style-name="T5">traitement</text:span></text:p>
          <draw:enhanced-geometry svg:viewBox="0 0 21600 21600" draw:mirror-horizontal="false" draw:mirror-vertical="false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1" draw:layer="layout" svg:width="3.125cm" svg:height="0.875cm" svg:x="3.052cm" svg:y="7.177cm">
          <text:p text:style-name="P1"><text:span text:style-name="T3">send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125cm" svg:height="0.875cm" svg:x="12.55cm" svg:y="8.175cm">
          <text:p text:style-name="P1"><text:span text:style-name="T3">acce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5" draw:layer="layout" svg:x1="6.301cm" svg:y1="6.576cm" svg:x2="12.426cm" svg:y2="8.451cm">
          <text:p/>
        </draw:line>
        <draw:custom-shape draw:style-name="gr9" draw:text-style-name="P10" draw:layer="layout" svg:width="3cm" svg:height="0.625cm" svg:x="8.05cm" svg:y="6.175cm">
          <text:p text:style-name="P1"><text:span text:style-name="T5">connexion</text:span></text:p>
          <draw:enhanced-geometry svg:viewBox="0 0 21600 21600" draw:mirror-horizontal="false" draw:mirror-vertical="false" draw:text-areas="800 800 20800 20800" draw:type="round-rectangular-callout" draw:modifiers="4851.18293902033 38610.8626198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875cm" svg:height="1.25cm" svg:x="5.895cm" svg:y="2.55cm">
          <text:p text:style-name="P1"><text:span text:style-name="T6">Client ou </text:span><text:span text:style-name="T7">talker</text:span></text:p>
          <draw:enhanced-geometry svg:viewBox="0 0 21600 21600" draw:text-areas="800 800 20800 20800" draw:type="round-rectangular-callout" draw:modifiers="-3229.48539638387 4057.55395683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3.095cm" svg:height="1.3cm" svg:x="9.675cm" svg:y="1.8cm">
          <text:p text:style-name="P1"><text:span text:style-name="T6">Serveur <text:s/>ou </text:span><text:span text:style-name="T7">listener</text:span></text:p>
          <draw:enhanced-geometry svg:viewBox="0 0 21600 21600" draw:text-areas="800 800 20800 20800" draw:type="round-rectangular-callout" draw:modifiers="25130.2325581395 14377.86318216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0T09:44:23.834502519</dc:date>
    <meta:editing-duration>PT9H59M19S</meta:editing-duration>
    <meta:editing-cycles>42</meta:editing-cycles>
    <meta:generator>LibreOffice/5.2.5.1$Linux_X86_64 LibreOffice_project/20m0$Build-1</meta:generator>
    <dc:creator>Philippe Latu</dc:creator>
    <meta:document-statistic meta:object-count="65"/>
  </office:meta>
</office:document-meta>
</file>